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1/08/2021</text:span></text:p>
      <text:p text:style-name="P9"/>
      <text:p text:style-name="P10">RECIBI CONFORME</text:p>
      <text:p text:style-name="P9"/>
      <text:p text:style-name="P11">CLIENTE: MURO SUAREZ, RENZO DAGOBERTO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S BB NEGRA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2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AVO BB BLANC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GALLINAS BB ROJAS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IMBOTE</text:span></text:p>
      <text:p text:style-name="P5"/>
      <text:p text:style-name="P5">Recojo: <text:span text:style-name="T3">MURO SUAREZ, RENZO DAGOBER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3:15:1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